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t" fo:country="EE"/>
    </style:style>
    <style:style style:name="P2" style:family="paragraph" style:parent-style-name="Standard" style:list-style-name="L1">
      <style:text-properties fo:language="et" fo:country="EE"/>
    </style:style>
    <style:style style:name="P3" style:family="paragraph" style:parent-style-name="Standard" style:list-style-name="L2">
      <style:text-properties fo:language="et" fo:country="EE"/>
    </style:style>
    <style:style style:name="P4" style:family="paragraph" style:parent-style-name="Standard" style:list-style-name="L3">
      <style:text-properties fo:language="et" fo:country="EE"/>
    </style:style>
    <style:style style:name="T1" style:family="text">
      <style:text-properties fo:language="et" fo:country="EE"/>
    </style:style>
    <text:list-style style:name="L1">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1) See</text:span> on palve auto peatada ja sihtkohta anda.</text:p>
      <text:p text:style-name="Standard"/>
      <text:p text:style-name="Standard">Это просьба остановиться машину и подбросить до места назначения.</text:p>
      <text:p text:style-name="Standard"/>
      <text:p text:style-name="Standard"/>
      <text:p text:style-name="Standard"/>
      <text:p text:style-name="Standard"/>
      <text:p text:style-name="P1">2)1. Anna oma lähedastele igaks juhuks alati teada, kuhu plaanid sõita ja millal pärale jõuda.</text:p>
      <text:p text:style-name="P1">2. Kui sõidukijuht näib kahtlane ja tunned end võõras autos kaasareisides ebamugavalt, nõua peatust maha minekuks. Enda heaolu ja turvalisust arvesse võttes on sul alati võimalus hääletada mõnele teisele autole või jätkata võimalusel sõitu ühistranspordiga.</text:p>
      <text:p text:style-name="P1">3. Ära istu sõidukisse, mille juht on joobekahtlusega või autos tarvitatakse alkoholi.</text:p>
      <text:p text:style-name="P1">4. Võimalusel reisi ühes mõne oma sõbra-tuttavaga, sest mitmekesi on alati turvalisem ringi liikuda.</text:p>
      <text:p text:style-name="P1">5. Loomulikult on ühistranspordiga liiklemine kulukam, kuid see-eest kellaajaliselt kindlam ja turvalisem ning võimalusel tasub pigem seda kasutada.</text:p>
      <text:list xml:id="list7018796709528884722" text:style-name="L1">
        <text:list-item>
          <text:p text:style-name="P2">Tee ääres olevale hääletajale anna hinnang temaga vesteldes. Kui midagi tundub kahtlane (isik on joobes, agressiivne), on sul alati võimalus küüdipakkumisest keelduda.</text:p>
        </text:list-item>
      </text:list>
      <text:p text:style-name="P1"/>
      <text:p text:style-name="P1"/>
      <text:p text:style-name="P1"/>
      <text:p text:style-name="P1">1. Всегда сообщайте своим близким, куда вы планируете отправиться и когда приехать.</text:p>
      <text:p text:style-name="P1">2. Если водитель кажется подозрительным и вам неудобно путешествовать с незнакомым человеком в машине, потребуйте остановки, чтобы сойти. Принимая во внимание ваше благополучие и безопасность, у вас всегда есть возможность проголосовать за другой автомобиль или по возможности продолжить движение на общественном транспорте.</text:p>
      <text:p text:style-name="P1">3. Не садитесь в автомобиль, если есть подозрения, что водитель находится в состоянии алкогольного опьянения.</text:p>
      <text:p text:style-name="P1">4. Если возможно, путешествуйте с одним из ваших друзей и знакомых, потому что для многих всегда безопаснее передвигаться.</text:p>
      <text:p text:style-name="P1">5. Общественный транспорт, конечно, дороже, но зато безопаснее и безопаснее по времени и по возможности лучше им пользоваться.</text:p>
      <text:list xml:id="list4307408593106786578" text:style-name="L2">
        <text:list-item>
          <text:p text:style-name="P3">Оцените избирателя у дороги, поговорив с ним. Если что-то кажется подозрительным (человек пьян, агрессивен), у вас всегда есть возможность отказаться от предложения о депортации.</text:p>
        </text:list-item>
      </text:list>
      <text:p text:style-name="P1"/>
      <text:p text:style-name="P1"/>
      <text:p text:style-name="P1"/>
      <text:list xml:id="list6468185269568430775" text:style-name="L3">
        <text:list-item>
          <text:p text:style-name="P4">Я не совсем согласен с этим утверждением, потому что ехать так небезопасно, потому что водитель может быть агрессивным или пьяным. Лучше всего путешествовать на общественном транспорте. Это безопасно, но дороже. Если вы все еще хотите путешествовать на машине, лучше всего быть с друзьями.</text:p>
        </text:list-item>
      </text:list>
      <text:p text:style-name="P1">Ma ei ole selle väitega päris nõus, sest niimoodi sõita pole turvaline, sest juht võib olla agressiivne või purjus. Parim on reisida ühistranspordiga. See on ohutu, kuid kallim. Kui soovite ikkagi autoga reisida, on teie parim valik olla sõpradeg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2-30T11:59:10.58</meta:creation-date>
    <meta:document-statistic meta:table-count="0" meta:image-count="0" meta:object-count="0" meta:page-count="1" meta:paragraph-count="16" meta:word-count="348" meta:character-count="2449"/>
    <dc:date>2020-12-30T12:08:01.82</dc:date>
    <meta:editing-duration>PT8M52S</meta:editing-duration>
    <meta:editing-cycles>1</meta:editing-cycles>
    <meta:generator>OpenOffice/4.1.7$Win32 OpenOffice.org_project/417m1$Build-9800</meta:generator>
  </office:meta>
</office:document-meta>
</file>